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5.559cm"/>
    </style:style>
    <style:style style:name="pr7" style:family="presentation" style:parent-style-name="Default-subtitle">
      <style:graphic-properties draw:fill-color="#ffffff" draw:auto-grow-height="true" fo:min-height="16.255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text-properties style:font-name="Courier 10 Pitch1" fo:font-size="18pt" style:font-size-asian="18pt" style:font-size-complex="18pt"/>
    </style:style>
    <style:style style:name="P3" style:family="paragraph">
      <style:text-properties style:font-name="Courier 10 Pitch1" fo:font-size="20pt" style:font-size-asian="20pt" style:font-size-complex="20pt"/>
    </style:style>
    <style:style style:name="P4" style:family="paragraph">
      <style:text-properties fo:font-size="20pt"/>
    </style:style>
    <style:style style:name="P5" style:family="paragraph">
      <style:text-properties style:use-window-font-color="true" style:font-name="Courier 10 Pitch1" fo:font-size="18pt" style:font-size-asian="18pt" style:font-size-complex="18pt"/>
    </style:style>
    <style:style style:name="P6" style:family="paragraph">
      <style:text-properties style:font-name="Courier 10 Pitch1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style:font-name="Courier 10 Pitch1"/>
    </style:style>
    <style:style style:name="T3" style:family="text">
      <style:text-properties style:text-position="super 58%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88pt" style:font-size-asian="88pt" style:font-size-complex="88pt"/>
    </style:style>
    <style:style style:name="T6" style:family="text">
      <style:text-properties style:font-name="Courier 10 Pitch1" fo:font-size="18pt" style:font-size-asian="18pt" style:font-size-complex="18pt"/>
    </style:style>
    <style:style style:name="T7" style:family="text">
      <style:text-properties style:font-name="Arial" fo:font-size="18pt" style:font-size-asian="18pt" style:font-size-complex="18pt"/>
    </style:style>
    <style:style style:name="T8" style:family="text">
      <style:text-properties style:font-name="Arial" fo:font-size="36pt" style:font-size-asian="36pt" style:font-size-complex="36pt"/>
    </style:style>
    <style:style style:name="T9" style:family="text">
      <style:text-properties style:font-name="Courier 10 Pitch1" fo:font-size="20pt" style:font-size-asian="20pt" style:font-size-complex="20pt"/>
    </style:style>
    <style:style style:name="T10" style:family="text">
      <style:text-properties style:use-window-font-color="true" style:font-name="Courier 10 Pitch1" fo:font-size="18pt" style:font-size-asian="18pt" style:font-size-complex="18pt"/>
    </style:style>
    <style:style style:name="T11" style:family="text">
      <style:text-properties style:font-name="Courier 10 Pitch1" fo:font-size="18pt" style:text-underline-style="none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Object Oriented Programming with Per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ur Goa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earn how to create and use Objects with Modern Perl.</text:p>
              </text:list-item>
              <text:list-item>
                <text:p>Moose</text:p>
              </text:list-item>
              <text:list-item>
                <text:p>Inheritance</text:p>
              </text:list-item>
              <text:list-item>
                <text:p>Roles</text:p>
              </text:list-item>
              <text:list-item>
                <text:p>Polymorphism</text:p>
              </text:list-item>
              <text:list-item>
                <text:p>Lazy Attributes</text:p>
              </text:list-item>
              <text:list-item>
                <text:p>Moo vs Moo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perlobj</text:span></text:p>
              </text:list-item>
              <text:list-item>
                <text:p><text:span text:style-name="T2">Moose</text:span></text:p>
              </text:list-item>
              <text:list-item>
                <text:p><text:span text:style-name="T2">Moose::Manual</text:span></text:p>
              </text:list-item>
              <text:list-item>
                <text:p><text:span text:style-name="T2">Moose::Role</text:span></text:p>
              </text:list-item>
              <text:list-item>
                <text:p><text:span text:style-name="T2">Moose::Manual::Concepts</text:span></text:p>
              </text:list-item>
              <text:list-item>
                <text:p><text:span text:style-name="T2">Moose::Manual::Attributes</text:span></text:p>
              </text:list-item>
              <text:list-item>
                <text:p>Modern Perl</text:p>
              </text:list-item>
              <text:list-item>
                <text:p>Intermediate Perl (2<text:span text:style-name="T3">nd</text:span> Edition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he Concep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n animal is a living organism</text:p>
                <text:list>
                  <text:list-item>
                    <text:p>Multi-cellular.</text:p>
                  </text:list-item>
                  <text:list-item>
                    <text:p>Feeds on organic matter.</text:p>
                  </text:list-item>
                  <text:list-item>
                    <text:p>Has specialized sense organs.</text:p>
                  </text:list-item>
                  <text:list-item>
                    <text:p>Has a nervous system.</text:p>
                  </text:list-item>
                  <text:list-item>
                    <text:p>Responds to stimuli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8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ypes of animals</text:p>
          </draw:text-box>
        </draw:frame>
        <draw:frame presentation:style-name="pr4" draw:layer="layout" svg:width="12.297cm" svg:height="5.809cm" svg:x="1.4cm" svg:y="4.914cm" presentation:class="outline">
          <draw:text-box>
            <text:list text:style-name="L2">
              <text:list-item>
                <text:p>Mammal</text:p>
                <text:list>
                  <text:list-item>
                    <text:p>Warm blooded.</text:p>
                  </text:list-item>
                  <text:list-item>
                    <text:p>Has hair or fur.</text:p>
                  </text:list-item>
                  <text:list-item>
                    <text:p>Nurses young.</text:p>
                  </text:list-item>
                  <text:list-item>
                    <text:p>Bears living offspring.</text:p>
                  </text:list-item>
                </text:list>
              </text:list-item>
            </text:list>
          </draw:text-box>
        </draw:frame>
        <draw:frame presentation:style-name="pr6" draw:layer="layout" svg:width="12.297cm" svg:height="5.809cm" svg:x="14.313cm" svg:y="4.914cm" presentation:class="outline">
          <draw:text-box>
            <text:list text:style-name="L2">
              <text:list-item>
                <text:p>Birds</text:p>
                <text:list>
                  <text:list-item>
                    <text:p>Warm blooded.</text:p>
                  </text:list-item>
                  <text:list-item>
                    <text:p>Has feathers.</text:p>
                  </text:list-item>
                  <text:list-item>
                    <text:p>Has wings.</text:p>
                  </text:list-item>
                  <text:list-item>
                    <text:p>Has beak.</text:p>
                  </text:list-item>
                  <text:list-item>
                    <text:p>Lays eggs.</text:p>
                  </text:list-item>
                </text:list>
              </text:list-item>
            </text:list>
          </draw:text-box>
        </draw:frame>
        <draw:frame presentation:style-name="pr6" draw:layer="layout" svg:width="12.297cm" svg:height="5.809cm" svg:x="14.313cm" svg:y="11.276cm" presentation:class="outline">
          <draw:text-box>
            <text:list text:style-name="L2">
              <text:list-item>
                <text:p>Fish</text:p>
                <text:list>
                  <text:list-item>
                    <text:p>Cold blooded.</text:p>
                  </text:list-item>
                  <text:list-item>
                    <text:p>Has gills.</text:p>
                  </text:list-item>
                  <text:list-item>
                    <text:p>Has fins.</text:p>
                  </text:list-item>
                  <text:list-item>
                    <text:p>Lives in water.</text:p>
                  </text:list-item>
                  <text:list-item>
                    <text:p>Lays eggs.</text:p>
                  </text:list-item>
                </text:list>
              </text:list-item>
            </text:list>
          </draw:text-box>
        </draw:frame>
        <draw:frame presentation:style-name="pr6" draw:layer="layout" svg:width="12.297cm" svg:height="5.809cm" svg:x="1.4cm" svg:y="11.276cm" presentation:class="outline">
          <draw:text-box>
            <text:list text:style-name="L2">
              <text:list-item>
                <text:p>Reptile</text:p>
                <text:list>
                  <text:list-item>
                    <text:p>Cold blooded.</text:p>
                  </text:list-item>
                  <text:list-item>
                    <text:p>Has scaly skin.</text:p>
                  </text:list-item>
                  <text:list-item>
                    <text:p>Lays soft-shelled eggs.</text:p>
                  </text:list-item>
                  <text:list-item>
                    <text:p>Creepy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og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ammals inherit all characteristics of Animals.</text:p>
              </text:list-item>
              <text:list-item>
                <text:p>Dogs inherit all characteristics of Mammals...</text:p>
                <text:list>
                  <text:list-item>
                    <text:p>And have many characteristics identifying them as dogs.</text:p>
                  </text:list-item>
                </text:list>
                <text:p/>
                <text:p/>
              </text:list-item>
              <text:list-item>
                <text:p>A dog <text:span text:style-name="T4">is a</text:span> mammal. <text:s/>A mammal <text:span text:style-name="T4">is an</text:span> animal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andy</text:p>
          </draw:text-box>
        </draw:frame>
        <draw:frame presentation:style-name="pr4" draw:layer="layout" svg:width="25.199cm" svg:height="16.256cm" svg:x="1.4cm" svg:y="4.064cm" presentation:class="outline" presentation:user-transformed="true">
          <draw:text-box>
            <text:list text:style-name="L2">
              <text:list-item>
                <text:p>Animal <text:s/>– Base class.</text:p>
                <text:list>
                  <text:list-item>
                    <text:p>Mammal <text:s/>– <text:s/>Inherits from animal. (class)</text:p>
                    <text:list>
                      <text:list-item>
                        <text:p>Dog <text:s/>– Inherits characteristics of a mammal. (class)</text:p>
                        <text:list>
                          <text:list-item>
                            <text:p>Pet dog – Inherits characteristics of a dog. (class)</text:p>
                            <text:list>
                              <text:list-item>
                                <text:p>My pet dog – Is an instance of “pet dog” (an object).</text:p>
                                <text:list>
                                  <text:list-item>
                                    <text:p>Has a name.</text:p>
                                  </text:list-item>
                                  <text:list-item>
                                    <text:p>Has a breed.</text:p>
                                  </text:list-item>
                                  <text:list-item>
                                    <text:p>Has a personality.</text:p>
                                  </text:list-item>
                                  <text:list-item>
                                    <text:p>Has a sex. (i)</text:p>
                                  </text:list-item>
                                  <text:list-item>
                                    <text:p>Has a set of commands she responds to (occasionally).</text:p>
                                  </text:list-item>
                                  <text:list-item>
                                    <text:p>Has a birth-date. (i)</text:p>
                                  </text:list-item>
                                  <text:list-item>
                                    <text:p>Walks (i)</text:p>
                                  </text:list-item>
                                  <text:list-item>
                                    <text:p>Eats (i)</text:p>
                                  </text:list-item>
                                  <text:list-item>
                                    <text:p>Drinks (i)</text:p>
                                  </text:list-item>
                                  <text:list-item>
                                    <text:p>Poops (i)</text:p>
                                  </text:list-item>
                                  <text:list-item>
                                    <text:p>Pees (i)</text:p>
                                  </text:list-item>
                                  <text:list-item>
                                    <text:p>Sleeps (i)</text:p>
                                  </text:list-item>
                                  <text:list-item>
                                    <text:p>Plays (i)</text:p>
                                  </text:list-item>
                                  <text:list-item>
                                    <text:p>Barks (i)</text:p>
                                  </text:list-item>
                                  <text:list-item>
                                    <text:p>Sniffs (i)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hy classes and objects?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hy classes and objects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ncapsulate complexity.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hy classes and objects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ncapsulate complexity.</text:p>
              </text:list-item>
              <text:list-item>
                <text:p>Data carries its own characteristics and capabilities.</text:p>
                <text:list>
                  <text:list-item>
                    <text:p>Attributes and Functionality are bundled together.</text:p>
                    <text:list>
                      <text:list-item>
                        <text:p>Consider a phone with built-in directory.</text:p>
                      </text:list-item>
                    </text:list>
                  </text:list-item>
                  <text:list-item>
                    <text:p>Scales well to larger applications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hy classes and objects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ncapsulate complexity.</text:p>
              </text:list-item>
              <text:list-item>
                <text:p>Data carries its own characteristics and capabilities.</text:p>
              </text:list-item>
              <text:list-item>
                <text:p>Facilitates code re-us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hy classes and objects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ncapsulate complexity.</text:p>
              </text:list-item>
              <text:list-item>
                <text:p>Data carries its own characteristics and capabilities.</text:p>
              </text:list-item>
              <text:list-item>
                <text:p>Facilitates code re-use.</text:p>
              </text:list-item>
              <text:list-item>
                <text:p>Inheritance is sometimes a useful abstraction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hy classes and objects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ncapsulate complexity.</text:p>
              </text:list-item>
              <text:list-item>
                <text:p>Data carries its own characteristics and capabilities.</text:p>
              </text:list-item>
              <text:list-item>
                <text:p>Facilitates code re-use.</text:p>
              </text:list-item>
              <text:list-item>
                <text:p>Inheritance is sometimes a useful abstraction.</text:p>
              </text:list-item>
              <text:list-item>
                <text:p>Less pollution than bare functions and data structures.</text:p>
                <text:list>
                  <text:list-item>
                    <text:p>Again, scalability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Perl's raw object system is minimal, yet powerful.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presentation:style-name="pr7" draw:layer="layout" svg:width="25.199cm" svg:height="16.255cm" svg:x="1.4cm" svg:y="0.837cm" presentation:class="subtitle">
          <draw:text-box>
            <text:p>Because Perl's raw object system is minimal, it is highly flexible, which has lead to modern layers that are beyond what most other languages can dream of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<text:span text:style-name="T5">&lt;WARNING&gt;</text:span></text:p>
            <text:p>Brace yourselves for the next slide.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5T1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lessed References</text:p>
          </draw:text-box>
        </draw:frame>
        <draw:frame presentation:style-name="pr4" draw:text-style-name="P2" draw:layer="layout" svg:width="12.297cm" svg:height="13.12cm" svg:x="1.4cm" svg:y="4.914cm" presentation:class="outline" presentation:user-transformed="true">
          <draw:text-box>
            <text:list text:style-name="L2">
              <text:list-header>
                <text:p><text:span text:style-name="T6">package Integer;</text:span></text:p>
                <text:p><text:span text:style-name="T6">sub new {</text:span></text:p>
                <text:p><text:span text:style-name="T6"><text:s text:c="2"/></text:span><text:span text:style-name="T6">my ( $class, %attribs ) = @_;</text:span></text:p>
                <text:p><text:span text:style-name="T6"><text:s text:c="2"/></text:span><text:span text:style-name="T6">return </text:span></text:p>
                <text:p><text:span text:style-name="T6"><text:s text:c="4"/></text:span><text:span text:style-name="T6">bless \%$attribs, $class;</text:span></text:p>
                <text:p><text:span text:style-name="T6">}</text:span></text:p>
                <text:p><text:span text:style-name="T6"/></text:p>
                <text:p><text:span text:style-name="T6">sub value {</text:span></text:p>
                <text:p><text:span text:style-name="T6"><text:s text:c="2"/></text:span><text:span text:style-name="T6">my $self = shift;</text:span></text:p>
                <text:p><text:span text:style-name="T6"><text:s text:c="2"/></text:span><text:span text:style-name="T6">die “'value' is readonly.” </text:span></text:p>
                <text:p><text:span text:style-name="T6"><text:s text:c="4"/></text:span><text:span text:style-name="T6">if @_;</text:span></text:p>
                <text:p><text:span text:style-name="T6"><text:s text:c="2"/></text:span><text:span text:style-name="T6">return $self-&gt;{value};</text:span></text:p>
                <text:p><text:span text:style-name="T6">}</text:span></text:p>
              </text:list-header>
            </text:list>
          </draw:text-box>
        </draw:frame>
        <draw:frame presentation:style-name="pr4" draw:text-style-name="P2" draw:layer="layout" svg:width="12.297cm" svg:height="5.809cm" svg:x="14.313cm" svg:y="4.914cm" presentation:class="outline">
          <draw:text-box>
            <text:list text:style-name="L2">
              <text:list-header>
                <text:p><text:span text:style-name="T6">my $i </text:span></text:p>
                <text:p><text:span text:style-name="T6"><text:s text:c="2"/></text:span><text:span text:style-name="T6">= Integer-&gt;new(value=&gt;128);</text:span></text:p>
                <text:p><text:span text:style-name="T6">print $i-&gt;value, “\n”;</text:span></text:p>
              </text:list-header>
            </text:list>
          </draw:text-box>
        </draw:frame>
        <draw:frame presentation:style-name="pr6" draw:layer="layout" svg:width="12.297cm" svg:height="8.536cm" svg:x="14.313cm" svg:y="11.276cm" presentation:class="outline" presentation:user-transformed="true">
          <draw:text-box>
            <text:list text:style-name="L2">
              <text:list-item>
                <text:p>This is the only slide you will see devoted to Blessed References</text:p>
                <text:list>
                  <text:list-item>
                    <text:p>This is raw, old, Perl.</text:p>
                  </text:list-item>
                  <text:list-item>
                    <text:p>Replaced by Moos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&lt;/warning&gt;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5T1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Now let's use Moose;</text:p>
          </draw:text-box>
        </draw:frame>
        <draw:frame presentation:style-name="pr4" draw:text-style-name="P2" draw:layer="layout" svg:width="12.297cm" svg:height="12.179cm" svg:x="1.4cm" svg:y="4.914cm" presentation:class="outline">
          <draw:text-box>
            <text:list text:style-name="L2">
              <text:list-header>
                <text:p><text:span text:style-name="T6">package Integer;</text:span></text:p>
                <text:p><text:span text:style-name="T6">use Moose;</text:span></text:p>
                <text:p><text:span text:style-name="T6"/></text:p>
                <text:p><text:span text:style-name="T6">has value =&gt; ( is =&gt; 'ro' );</text:span></text:p>
                <text:p><text:span text:style-name="T6"/></text:p>
                <text:p><text:span text:style-name="T6">no Moose;</text:span></text:p>
              </text:list-header>
            </text:list>
          </draw:text-box>
        </draw:frame>
        <draw:frame presentation:style-name="pr6" draw:text-style-name="P2" draw:layer="layout" svg:width="12.297cm" svg:height="5.809cm" svg:x="14.313cm" svg:y="4.914cm" presentation:class="outline">
          <draw:text-box>
            <text:list text:style-name="L2">
              <text:list-header>
                <text:p><text:span text:style-name="T6">my $i </text:span></text:p>
                <text:p><text:span text:style-name="T6"><text:s text:c="2"/></text:span><text:span text:style-name="T6">= Integer-&gt;new(value=&gt;128);</text:span></text:p>
                <text:p><text:span text:style-name="T6">print $i-&gt;value, “\n”;</text:span></text:p>
              </text:list-header>
            </text:list>
          </draw:text-box>
        </draw:frame>
        <draw:frame presentation:style-name="pr6" draw:layer="layout" svg:width="12.297cm" svg:height="8.028cm" svg:x="14.313cm" svg:y="11.276cm" presentation:class="outline" presentation:user-transformed="true">
          <draw:text-box>
            <text:list text:style-name="L2">
              <text:list-item>
                <text:p>To the class user, no difference.</text:p>
              </text:list-item>
              <text:list-item>
                <text:p>The person who wrote the Moose-based solution goes home at 5:30pm.</text:p>
              </text:list-item>
              <text:list-item>
                <text:p>The other person is still writing accessors when the janitor shuts off the lights at 9:30pm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6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&lt;warning&gt;....</text:p>
          </draw:text-box>
        </draw:frame>
        <draw:frame presentation:style-name="pr4" draw:layer="layout" svg:width="12.297cm" svg:height="13.628cm" svg:x="1.4cm" svg:y="4.914cm" presentation:class="outline" presentation:user-transformed="true">
          <draw:text-box>
            <text:list text:style-name="L2">
              <text:list-header>
                <text:p><text:span text:style-name="T6">package Integer;</text:span></text:p>
                <text:p><text:span text:style-name="T6">sub new {</text:span></text:p>
                <text:p><text:span text:style-name="T6"><text:s text:c="2"/></text:span><text:span text:style-name="T6">my ( $class, %attribs ) = @_;</text:span></text:p>
                <text:p><text:span text:style-name="T6"><text:s text:c="2"/></text:span><text:span text:style-name="T6">return </text:span></text:p>
                <text:p><text:span text:style-name="T6"><text:s text:c="4"/></text:span><text:span text:style-name="T6">bless \%$attribs, $class;</text:span></text:p>
                <text:p><text:span text:style-name="T6">}</text:span></text:p>
                <text:p><text:span text:style-name="T6"/></text:p>
                <text:p><text:span text:style-name="T6">sub value {</text:span></text:p>
                <text:p><text:span text:style-name="T6"><text:s text:c="2"/></text:span><text:span text:style-name="T6">my $self = shift;</text:span></text:p>
                <text:p><text:span text:style-name="T6"><text:s text:c="2"/></text:span><text:span text:style-name="T6">die “'value' is readonly.” if @_;</text:span></text:p>
                <text:p><text:span text:style-name="T6"><text:s text:c="2"/></text:span><text:span text:style-name="T6">return $self-&gt;{value};</text:span></text:p>
                <text:p><text:span text:style-name="T6">}</text:span></text:p>
              </text:list-header>
              <text:list-item>
                <text:p><text:span text:style-name="T7">&lt;/warning&gt;</text:span></text:p>
              </text:list-item>
            </text:list>
          </draw:text-box>
        </draw:frame>
        <draw:frame presentation:style-name="pr4" draw:layer="layout" svg:width="12.297cm" svg:height="13.374cm" svg:x="14.313cm" svg:y="4.914cm" presentation:class="outline" presentation:user-transformed="true">
          <draw:text-box>
            <text:list text:style-name="L2">
              <text:list-header>
                <text:p><text:span text:style-name="T8">Ahhhhhhh....... :)</text:span></text:p>
                <text:p><text:span text:style-name="T6"/></text:p>
                <text:p><text:span text:style-name="T6">package Integer;</text:span></text:p>
                <text:p><text:span text:style-name="T6">use Moose;</text:span></text:p>
                <text:p><text:span text:style-name="T6"/></text:p>
                <text:p><text:span text:style-name="T6">has value =&gt; ( is =&gt; 'ro' );</text:span></text:p>
                <text:p><text:span text:style-name="T6"/></text:p>
                <text:p><text:span text:style-name="T6"/></text:p>
                <text:p><text:span text:style-name="T8">Home before dinner time.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ction methods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Methods that are more complicated than attributes can be written as a subroutine.</text:p>
                <text:p><text:span text:style-name="T6">use Moose;</text:span></text:p>
                <text:p><text:span text:style-name="T6"/></text:p>
                <text:p><text:span text:style-name="T6">has vocalization =&gt; ( </text:span></text:p>
                <text:p><text:span text:style-name="T6"><text:s text:c="2"/></text:span><text:span text:style-name="T6">is =&gt; 'ro', isa =&gt; 'Str', default =&gt; 'Hello world!' </text:span></text:p>
                <text:p><text:span text:style-name="T6">);</text:span></text:p>
                <text:p><text:span text:style-name="T6"/></text:p>
                <text:p><text:span text:style-name="T6">sub speak {</text:span></text:p>
                <text:p><text:span text:style-name="T6"><text:s text:c="2"/></text:span><text:span text:style-name="T6">my $self = shift;</text:span></text:p>
                <text:p><text:span text:style-name="T6"><text:s text:c="2"/></text:span><text:span text:style-name="T6">print $self-&gt;vocalization, “\n”;</text:span></text:p>
                <text:p><text:span text:style-name="T6">}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nima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peak</text:p>
              </text:list-item>
              <text:list-item>
                <text:p>Has a diet preference </text:p>
                <text:list>
                  <text:list-item>
                    <text:p>carnivorous, herbivorous, omnivorous</text:p>
                  </text:list-item>
                </text:list>
              </text:list-item>
              <text:list-item>
                <text:p>Has a blood type (warm or cold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n animal base class.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9">package Animal;</text:span></text:p>
                <text:p><text:span text:style-name="T9">use Moose;</text:span></text:p>
                <text:p><text:span text:style-name="T9"/></text:p>
                <text:p><text:span text:style-name="T9">has diet <text:s text:c="9"/>=&gt; ( is =&gt; 'ro', isa =&gt; 'Str' );</text:span></text:p>
                <text:p><text:span text:style-name="T9">has blood <text:s text:c="8"/>=&gt; ( is =&gt; 'ro', isa =&gt; 'Str' );</text:span></text:p>
                <text:p><text:span text:style-name="T9">has vocalization <text:s/>=&gt; ( is =&gt; 'ro', isa =&gt; 'Str' );</text:span></text:p>
                <text:p><text:span text:style-name="T9">has date_of_birth =&gt; ( is =&gt; 'ro', isa =&gt; 'Str' );</text:span></text:p>
                <text:p><text:span text:style-name="T9">has name <text:s text:c="9"/>=&gt; ( is =&gt; 'ro', isa =&gt; 'Str' );</text:span></text:p>
                <text:p><text:span text:style-name="T9">sub speak {</text:span></text:p>
                <text:p><text:span text:style-name="T9"><text:s text:c="2"/></text:span><text:span text:style-name="T9">my $self = shift;</text:span></text:p>
                <text:p><text:span text:style-name="T9"><text:s text:c="2"/></text:span><text:span text:style-name="T9">print $self-&gt;vocalization, “\n”;</text:span></text:p>
                <text:p><text:span text:style-name="T9">}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 do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arm blooded.</text:p>
              </text:list-item>
              <text:list-item>
                <text:p>Vocalizes with a bark.</text:p>
              </text:list-item>
              <text:list-item>
                <text:p>Omnivorous.</text:p>
              </text:list-item>
              <text:list-item>
                <text:p>Wags tail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 dog class</text:p>
          </draw:text-box>
        </draw:frame>
        <draw:frame presentation:style-name="pr4" draw:text-style-name="P5" draw:layer="layout" svg:width="25.199cm" svg:height="14.644cm" svg:x="1.4cm" svg:y="4.914cm" presentation:class="outline" presentation:user-transformed="true">
          <draw:text-box>
            <text:list text:style-name="L2">
              <text:list-header>
                <text:p><text:span text:style-name="T10">use Moose;</text:span></text:p>
                <text:p><text:span text:style-name="T10">extends 'Animal';</text:span></text:p>
                <text:p><text:span text:style-name="T10">has '+blood' =&gt; ( is =&gt; 'ro', isa =&gt; 'Str', default =&gt; 'warm' );</text:span></text:p>
                <text:p><text:span text:style-name="T10">has '+diet' =&gt; ( is =&gt; 'ro', isa =&gt; 'Str', default =&gt; 'Omnivorous' );</text:span></text:p>
                <text:p><text:span text:style-name="T10">Has '+vocalization' =&gt; ( is =&gt; 'ro', isa =&gt; 'Str', default =&gt; “Woof Woof!\n” );</text:span></text:p>
                <text:p><text:span text:style-name="T10">sub wag_tail {</text:span></text:p>
                <text:p><text:span text:style-name="T10"><text:s text:c="2"/></text:span><text:span text:style-name="T10">my $self = shift;</text:span></text:p>
                <text:p><text:span text:style-name="T10"><text:s text:c="2"/></text:span><text:span text:style-name="T10">print “Wag wag!\n”;</text:span></text:p>
                <text:p><text:span text:style-name="T10">}</text:span></text:p>
                <text:p><text:span text:style-name="T10">sub bark {</text:span></text:p>
                <text:p><text:span text:style-name="T10"><text:s text:c="2"/></text:span><text:span text:style-name="T10">My $self = shift;</text:span></text:p>
                <text:p><text:span text:style-name="T10"><text:s text:c="2"/></text:span><text:span text:style-name="T10">$self-&gt;speak;</text:span></text:p>
                <text:p><text:span text:style-name="T10">}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 Sandy object</text:p>
          </draw:text-box>
        </draw:frame>
        <draw:frame presentation:style-name="pr4" draw:text-style-name="P6" draw:layer="layout" svg:width="25.199cm" svg:height="15.723cm" svg:x="1.4cm" svg:y="4.343cm" presentation:class="outline" presentation:user-transformed="true">
          <draw:text-box>
            <text:list text:style-name="L2">
              <text:list-header>
                <text:p><text:span text:style-name="T2">my $pet = Dog-&gt;new( name =&gt; 'Sandy', date_of_birth =&gt; '02/2003' );</text:span></text:p>
                <text:p><text:span text:style-name="T2"/></text:p>
                <text:p><text:span text:style-name="T2">print $pet-&gt;name, ", wag your tail:\n\t";</text:span></text:p>
                <text:p><text:span text:style-name="T2">$pet-&gt;wag_tail;</text:span></text:p>
                <text:p><text:span text:style-name="T2"/></text:p>
                <text:p><text:span text:style-name="T2">print $pet-&gt;name, ", speak:\n\t";</text:span></text:p>
                <text:p><text:span text:style-name="T2">$pet-&gt;speak;</text:span></text:p>
                <text:p><text:span text:style-name="T2"/></text:p>
                <text:p><text:span text:style-name="T2">print $pet-&gt;name, ", please quiet down.\n\t"; </text:span></text:p>
                <text:p><text:span text:style-name="T2">$pet-&gt;bark; <text:s text:c="6"/># Same as speak.</text:span></text:p>
                <text:p><text:span text:style-name="T2"/></text:p>
                <text:p><text:span text:style-name="T2">print $pet-&gt;name, " was born ", $pet-&gt;date_of_birth, "\n";</text:span></text:p>
                <text:p><text:span text:style-name="T2">print $pet-&gt;name, " is ", $pet-&gt;diet, "\n";</text:span></text:p>
                <text:p><text:span text:style-name="T2">print $pet-&gt;name, " likes to say ", $pet-&gt;vocalization, "\n";</text:span></text:p>
                <text:p><text:span text:style-name="T2">print $pet-&gt;name, " is a ", ref $pet, "\n";</text:span></text:p>
                <text:p><text:span text:style-name="T2">print "A ", ref $pet, " is a type of ", $pet-&gt;meta-&gt;superclasses, "\n";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ol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heritance represents an “Is a” relationship.</text:p>
              </text:list-item>
              <text:list-item>
                <text:p>Roles represent a “does” relationship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n animal role.</text:p>
          </draw:text-box>
        </draw:frame>
        <draw:frame presentation:style-name="pr4" draw:text-style-name="P3" draw:layer="layout" svg:width="25.199cm" svg:height="14.136cm" svg:x="1.4cm" svg:y="4.914cm" presentation:class="outline" presentation:user-transformed="true">
          <draw:text-box>
            <text:list text:style-name="L2">
              <text:list-header>
                <text:p><text:span text:style-name="T9">package Animal;</text:span></text:p>
                <text:p><text:span text:style-name="T9"/></text:p>
                <text:p><text:span text:style-name="T9">use Moose::Role;</text:span></text:p>
                <text:p><text:span text:style-name="T9"/></text:p>
                <text:p><text:span text:style-name="T9">requires 'diet';</text:span></text:p>
                <text:p><text:span text:style-name="T9">requires 'blood';</text:span></text:p>
                <text:p><text:span text:style-name="T9">requires 'vocalization';</text:span></text:p>
                <text:p><text:span text:style-name="T9"/></text:p>
                <text:p><text:span text:style-name="T9">has date_of_birth =&gt; ( is =&gt; 'ro', isa =&gt; 'Str' );</text:span></text:p>
                <text:p><text:span text:style-name="T9">has name <text:s text:c="9"/>=&gt; ( is =&gt; 'ro', isa =&gt; 'Str' );</text:span></text:p>
                <text:p><text:span text:style-name="T9"/></text:p>
                <text:p><text:span text:style-name="T9">sub speak {</text:span></text:p>
                <text:p><text:span text:style-name="T9"><text:s text:c="2"/></text:span><text:span text:style-name="T9">my $self = shift;</text:span></text:p>
                <text:p><text:span text:style-name="T9"><text:s text:c="2"/></text:span><text:span text:style-name="T9">print $self-&gt;vocalization, "\n";</text:span></text:p>
                <text:p><text:span text:style-name="T9">}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 Dog class with Animal roles</text:p>
          </draw:text-box>
        </draw:frame>
        <draw:frame presentation:style-name="pr4" draw:text-style-name="P6" draw:layer="layout" svg:width="25.199cm" svg:height="14.39cm" svg:x="1.4cm" svg:y="4.914cm" presentation:class="outline" presentation:user-transformed="true">
          <draw:text-box>
            <text:list text:style-name="L2">
              <text:list-header>
                <text:p><text:span text:style-name="T2">package Dog;</text:span></text:p>
                <text:p><text:span text:style-name="T2"/></text:p>
                <text:p><text:span text:style-name="T2">use Moose;</text:span></text:p>
                <text:p><text:span text:style-name="T2"/></text:p>
                <text:p><text:span text:style-name="T2">has 'blood' =&gt; ( is =&gt; 'ro', isa =&gt; 'Str', default =&gt; 'warm' );</text:span></text:p>
                <text:p><text:span text:style-name="T2">has 'diet' <text:s/>=&gt; ( is =&gt; 'ro', isa =&gt; 'Str', default =&gt; 'omnivorous' );</text:span></text:p>
                <text:p><text:span text:style-name="T2">has 'vocalization' =&gt; ( is =&gt; 'ro', isa =&gt; 'Str', default =&gt; "Woof Woof!" );</text:span></text:p>
                <text:p><text:span text:style-name="T2"/></text:p>
                <text:p><text:span text:style-name="T2">sub wag_tail {</text:span></text:p>
                <text:p><text:span text:style-name="T2"><text:s text:c="2"/></text:span><text:span text:style-name="T2">my $self = shift;</text:span></text:p>
                <text:p><text:span text:style-name="T2"><text:s text:c="2"/></text:span><text:span text:style-name="T2">print "Wag Wag!\n";</text:span></text:p>
                <text:p><text:span text:style-name="T2">}</text:span></text:p>
                <text:p><text:span text:style-name="T2"/></text:p>
                <text:p><text:span text:style-name="T2">sub bark {</text:span></text:p>
                <text:p><text:span text:style-name="T2"><text:s text:c="2"/></text:span><text:span text:style-name="T2">my $self = shift;</text:span></text:p>
                <text:p><text:span text:style-name="T2"><text:s text:c="2"/></text:span><text:span text:style-name="T2">$self-&gt;speak;</text:span></text:p>
                <text:p><text:span text:style-name="T2">}</text:span></text:p>
                <text:p><text:span text:style-name="T2"/></text:p>
                <text:p><text:span text:style-name="T2">with 'Animal';</text:span></text:p>
                <text:p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y dog Sandy, with the Animal role</text:p>
          </draw:text-box>
        </draw:frame>
        <draw:frame presentation:style-name="pr4" draw:text-style-name="P6" draw:layer="layout" svg:width="25.199cm" svg:height="15.24cm" svg:x="1.4cm" svg:y="4.064cm" presentation:class="outline" presentation:user-transformed="true">
          <draw:text-box>
            <text:list text:style-name="L2">
              <text:list-header>
                <text:p><text:span text:style-name="T2">my $pet = Dog-&gt;new( name =&gt; 'Sandy', date_of_birth =&gt; '02/2003' );</text:span></text:p>
                <text:p><text:span text:style-name="T2"/></text:p>
                <text:p><text:span text:style-name="T2">print $pet-&gt;name, ", wag your tail:\n\t";</text:span></text:p>
                <text:p><text:span text:style-name="T2">$pet-&gt;wag_tail;</text:span></text:p>
                <text:p><text:span text:style-name="T2"/></text:p>
                <text:p><text:span text:style-name="T2">print $pet-&gt;name, ", speak:\n\t";</text:span></text:p>
                <text:p><text:span text:style-name="T2">$pet-&gt;speak;</text:span></text:p>
                <text:p><text:span text:style-name="T2"/></text:p>
                <text:p><text:span text:style-name="T2">print $pet-&gt;name, ", please quiet down.\n\t"; </text:span></text:p>
                <text:p><text:span text:style-name="T2">$pet-&gt;bark; <text:s text:c="6"/># Same as speak.</text:span></text:p>
                <text:p><text:span text:style-name="T2"/></text:p>
                <text:p><text:span text:style-name="T2">print $pet-&gt;name, " was born ", $pet-&gt;date_of_birth, "\n";</text:span></text:p>
                <text:p><text:span text:style-name="T2">print $pet-&gt;name, " is ", $pet-&gt;diet, "\n";</text:span></text:p>
                <text:p><text:span text:style-name="T2">print $pet-&gt;name, " likes to say ", $pet-&gt;vocalization, "\n";</text:span></text:p>
                <text:p><text:span text:style-name="T2">print $pet-&gt;name, " is a ", ref $pet, "\n";</text:span></text:p>
                <text:p><text:span text:style-name="T2">print "A ", ref $pet, " is a type of ", $pet-&gt;meta-&gt;superclasses, "\n";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oles vs Inheritanc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ot everything we model fits a simple pattern of “this is a that.”</text:p>
              </text:list-item>
              <text:list-item>
                <text:p>Many things fit the “this does that” or “this has attributes of that”.</text:p>
              </text:list-item>
              <text:list-item>
                <text:p>Avoids multiple inheritance.</text:p>
                <text:list>
                  <text:list-item>
                    <text:p>Dave inherits from Steve and Bonnie. <text:s text:c="2"/># Complex.</text:p>
                  </text:list-item>
                  <text:list-item>
                    <text:p>Dave has attributes of Steve and Bonnie. # Simpl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lymorphis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wo objects of different classes can be treated as though they're the same type of object if they provide a common interface.</text:p>
                <text:p/>
              </text:list-item>
              <text:list-item>
                <text:p>Two objects that inherit from a common ancestor typically share the features of that common ancestor.</text:p>
                <text:p/>
              </text:list-item>
              <text:list-item>
                <text:p>Duck Typing is a form of polymorphism.</text:p>
                <text:list>
                  <text:list-item>
                    <text:p>If it can quack like a duck, it is sufficiently duck-like to be considered and treated as a duck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 Cat class</text:p>
          </draw:text-box>
        </draw:frame>
        <draw:frame presentation:style-name="pr4" draw:text-style-name="P2" draw:layer="layout" svg:width="25.199cm" svg:height="14.961cm" svg:x="1.4cm" svg:y="4.343cm" presentation:class="outline" presentation:user-transformed="true">
          <draw:text-box>
            <text:list text:style-name="L2">
              <text:list-header>
                <text:p><text:span text:style-name="T6">package Cat;</text:span></text:p>
                <text:p><text:span text:style-name="T6">use Moose;</text:span></text:p>
                <text:p><text:span text:style-name="T6">has blood =&gt; ( is =&gt; 'ro', isa =&gt; 'Str', default =&gt; 'warm' );</text:span></text:p>
                <text:p><text:span text:style-name="T6">has diet <text:s/>=&gt; </text:span></text:p>
                <text:p><text:span text:style-name="T6"><text:s text:c="4"/></text:span><text:span text:style-name="T6">( is =&gt; 'ro', isa =&gt; 'Str', default =&gt; 'carnivorous' );</text:span></text:p>
                <text:p><text:span text:style-name="T6">has vocalization </text:span></text:p>
                <text:p><text:span text:style-name="T6"><text:s text:c="4"/></text:span><text:span text:style-name="T6">=&gt; ( is =&gt; 'ro', isa =&gt; 'Str', default =&gt; 'Meow Meow!' );</text:span></text:p>
                <text:p><text:span text:style-name="T6"/></text:p>
                <text:p><text:span text:style-name="T6">sub purr {</text:span></text:p>
                <text:p><text:span text:style-name="T6"><text:s text:c="2"/></text:span><text:span text:style-name="T6">my $self = shift;</text:span></text:p>
                <text:p><text:span text:style-name="T6"><text:s text:c="2"/></text:span><text:span text:style-name="T6">print “Purrrrrrrrrrrr....\n”;</text:span></text:p>
                <text:p><text:span text:style-name="T6">}</text:span></text:p>
                <text:p><text:span text:style-name="T6"/></text:p>
                <text:p><text:span text:style-name="T6">with 'Animal'; # Consume the Animal role's common interface.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ats and Dogs both have animal traits.</text:p>
          </draw:text-box>
        </draw:frame>
        <draw:frame presentation:style-name="pr4" draw:text-style-name="P2" draw:layer="layout" svg:width="25.199cm" svg:height="14.136cm" svg:x="1.4cm" svg:y="4.914cm" presentation:class="outline" presentation:user-transformed="true">
          <draw:text-box>
            <text:list text:style-name="L2">
              <text:list-header>
                <text:p><text:span text:style-name="T6">my $dog </text:span></text:p>
                <text:p><text:span text:style-name="T6"><text:s text:c="2"/></text:span><text:span text:style-name="T6">= Dog-&gt;new( name =&gt; 'Sandy', date_of_birth =&gt; '02/03' );</text:span></text:p>
                <text:p><text:span text:style-name="T6">my $neighbor_cat </text:span></text:p>
                <text:p><text:span text:style-name="T6"><text:s text:c="2"/></text:span><text:span text:style-name="T6">= Cat-&gt;new( name =&gt; 'Mojo', date_of_birth =&gt; 'unknown' );</text:span></text:p>
                <text:p><text:span text:style-name="T6"/></text:p>
                <text:p><text:span text:style-name="T6">my @neighborhood_pets = ( $dog, $neighbor_cat );</text:span></text:p>
                <text:p><text:span text:style-name="T6"/></text:p>
                <text:p><text:span text:style-name="T6">foreach my $pet ( @neighborhood_pets ) {</text:span></text:p>
                <text:p><text:span text:style-name="T6"><text:s text:c="2"/></text:span><text:span text:style-name="T6">print $pet-&gt;name, “ is a “, ref $pet, “.\n”;</text:span></text:p>
                <text:p><text:span text:style-name="T6"><text:s text:c="2"/></text:span><text:span text:style-name="T6">$pet-&gt;speak;</text:span></text:p>
                <text:p><text:span text:style-name="T6">}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azy and Builders</text:p>
          </draw:text-box>
        </draw:frame>
        <draw:frame presentation:style-name="pr4" draw:layer="layout" svg:width="25.199cm" svg:height="14.136cm" svg:x="1.4cm" svg:y="4.914cm" presentation:class="outline" presentation:user-transformed="true">
          <draw:text-box>
            <text:list text:style-name="L2">
              <text:list-header>
                <text:p><text:span text:style-name="T6">has low <text:s text:c="2"/>=&gt; ( is =&gt; 'ro', isa =&gt; 'Int' );</text:span></text:p>
                <text:p><text:span text:style-name="T6">has high <text:s/>=&gt; ( is =&gt; 'ro', isa =&gt; 'Int' );</text:span></text:p>
                <text:p><text:span text:style-name="T6"/></text:p>
                <text:p><text:span text:style-name="T6">has range =&gt; </text:span></text:p>
                <text:p><text:span text:style-name="T6"><text:s text:c="2"/></text:span><text:span text:style-name="T6">( is =&gt; 'ro', lazy =&gt; 1, isa =&gt; 'ArrayRef[Int]' );</text:span></text:p>
                <text:p><text:span text:style-name="T6"/></text:p>
                <text:p><text:span text:style-name="T6">sub _</text:span><text:span text:style-name="T11">range_</text:span><text:span text:style-name="T6">builder { <text:s text:c="5"/># Deferred until 'range' is called.</text:span></text:p>
                <text:p><text:span text:style-name="T6"><text:s text:c="2"/></text:span><text:span text:style-name="T6">my $self = shift;</text:span></text:p>
                <text:p><text:span text:style-name="T6"><text:s text:c="2"/></text:span><text:span text:style-name="T6">return [ $self-&gt;low .. $self-&gt;high ];</text:span></text:p>
                <text:p><text:span text:style-name="T6">}</text:span> 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azy attributes are built on demand.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6">my $ranger = Range-&gt;new( low =&gt; 0, high =&gt; 10 );</text:span></text:p>
                <text:p><text:span text:style-name="T6"/></text:p>
                <text:p><text:span text:style-name="T6">if( 5 &gt; 1 + int rand 6 ) {</text:span></text:p>
                <text:p><text:span text:style-name="T6"><text:s text:c="2"/></text:span><text:span text:style-name="T6">print “$_\n” </text:span></text:p>
                <text:p><text:span text:style-name="T6"><text:s text:c="4"/></text:span><text:span text:style-name="T6">for $ranger-&gt;range; # Range is built just in time.</text:span></text:p>
                <text:p><text:span text:style-name="T6">}</text:span></text:p>
                <text:p><text:span text:style-name="T6">else {</text:span></text:p>
                <text:p><text:span text:style-name="T6"><text:s text:c="2"/></text:span><text:span text:style-name="T6"># or not at all. <text:s/>“range” never gets built.</text:span></text:p>
                <text:p><text:span text:style-name="T6"><text:s text:c="2"/></text:span><text:span text:style-name="T6">print “No range built.\n”;</text:span></text:p>
                <text:p><text:span text:style-name="T6">}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o(se)?</text:p>
          </draw:text-box>
        </draw:frame>
        <draw:frame presentation:style-name="pr4" draw:layer="layout" svg:width="25.199cm" svg:height="15.494cm" svg:x="1.4cm" svg:y="4.064cm" presentation:class="outline" presentation:user-transformed="true">
          <draw:text-box>
            <text:list text:style-name="L2">
              <text:list-item>
                <text:p>Moose</text:p>
                <text:list>
                  <text:list-item>
                    <text:p>Has a MetaObject Protocol</text:p>
                    <text:list>
                      <text:list-item>
                        <text:p>Permits introspection and meta manipulation.</text:p>
                        <text:list>
                          <text:list-item>
                            <text:p>More power than most other languages offer.</text:p>
                          </text:list-item>
                          <text:list-item>
                            <text:p>Often not necessary.</text:p>
                          </text:list-item>
                        </text:list>
                      </text:list-item>
                    </text:list>
                  </text:list-item>
                  <text:list-item>
                    <text:p>Slow startup time.</text:p>
                    <text:list>
                      <text:list-item>
                        <text:p>Often not a problem.</text:p>
                      </text:list-item>
                    </text:list>
                  </text:list-item>
                </text:list>
              </text:list-item>
              <text:list-item>
                <text:p>Moo</text:p>
                <text:list>
                  <text:list-item>
                    <text:p>No MetaObject Protocol</text:p>
                    <text:list>
                      <text:list-item>
                        <text:p>No introspection.</text:p>
                        <text:list>
                          <text:list-item>
                            <text:p>Often not needed.</text:p>
                          </text:list-item>
                        </text:list>
                      </text:list-item>
                    </text:list>
                  </text:list-item>
                  <text:list-item>
                    <text:p>Fast startup time.</text:p>
                    <text:list>
                      <text:list-item>
                        <text:list>
                          <text:list-item>
                            <text:p>Occasionally a useful tradeoff.</text:p>
                          </text:list-item>
                        </text:list>
                      </text:list-item>
                    </text:list>
                  </text:list-item>
                  <text:list-item>
                    <text:p>Moose compatibl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4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Objects encapsulate or bind data with behavior.</text:p>
              </text:list-item>
              <text:list-item>
                <text:p>Objects provide a simple interface abstraction over complex data and / or behaviors.</text:p>
              </text:list-item>
              <text:list-item>
                <text:p>Moose (and Moo) is how objects are done with Modern Perl.</text:p>
              </text:list-item>
              <text:list-item>
                <text:p>Roles are often cleaner, clearer, and easier to work with than Inheritance.</text:p>
              </text:list-item>
              <text:list-item>
                <text:p>Polymorphism allows two objects of different classes that share the same base class, or sufficiently same interface to be manipulated as the same kind of object.</text:p>
              </text:list-item>
              <text:list-item>
                <text:p>Lazy attributes defer execution or construction of attributes.</text:p>
              </text:list-item>
              <text:list-item>
                <text:p>Moo is a lighweight flavor of Moos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perlobj</text:span></text:p>
              </text:list-item>
              <text:list-item>
                <text:p><text:span text:style-name="T2">Moose</text:span></text:p>
              </text:list-item>
              <text:list-item>
                <text:p><text:span text:style-name="T2">Moose::Manual</text:span></text:p>
              </text:list-item>
              <text:list-item>
                <text:p><text:span text:style-name="T2">Moose::Role</text:span></text:p>
              </text:list-item>
              <text:list-item>
                <text:p><text:span text:style-name="T2">Moose::Manual::Concepts</text:span></text:p>
              </text:list-item>
              <text:list-item>
                <text:p><text:span text:style-name="T2">Moose::Manual::Attributes</text:span></text:p>
              </text:list-item>
              <text:list-item>
                <text:p>Modern Perl</text:p>
              </text:list-item>
              <text:list-item>
                <text:p>Intermediate Perl (2<text:span text:style-name="T3">nd</text:span> Edition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perlobj</text:span></text:p>
              </text:list-item>
              <text:list-item>
                <text:p><text:span text:style-name="T2">Moose</text:span></text:p>
              </text:list-item>
              <text:list-item>
                <text:p><text:span text:style-name="T2">Moose::Manual</text:span></text:p>
              </text:list-item>
              <text:list-item>
                <text:p><text:span text:style-name="T2">Moose::Role</text:span></text:p>
              </text:list-item>
              <text:list-item>
                <text:p><text:span text:style-name="T2">Moose::Manual::Concepts</text:span></text:p>
              </text:list-item>
              <text:list-item>
                <text:p><text:span text:style-name="T2">Moose::Manual::Attributes</text:span></text:p>
              </text:list-item>
              <text:list-item>
                <text:p>Modern Perl</text:p>
              </text:list-item>
              <text:list-item>
                <text:p>Intermediate Perl (2<text:span text:style-name="T3">nd</text:span> Edition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6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05T14:15:44.891172651</meta:creation-date>
    <dc:date>2014-07-07T19:38:12.863010743</dc:date>
    <meta:editing-duration>PT2H14M18S</meta:editing-duration>
    <meta:editing-cycles>10</meta:editing-cycles>
    <meta:generator>LibreOffice/4.2.4.2$Linux_X86_64 LibreOffice_project/420m0$Build-2</meta:generator>
    <meta:document-statistic meta:object-count="183"/>
  </office:meta>
</office:document-meta>
</file>